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Benchmark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Benchmark.perf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Benchmark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Benchmark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Benchmark.perf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Benchmark.perf_null_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